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 - Avaliar Tema</text:h>
      <text:p text:style-name="Text_20_body"/>
      <text:h text:style-name="Heading_20_2" text:outline-level="2">Descrição:</text:h>
      <text:p text:style-name="Text_20_body"><text:tab/>O usuário pode fazer a avaliação de um tema específico.</text:p>
      <text:h text:style-name="Heading_20_2" text:outline-level="2">Atores:</text:h>
      <text:p text:style-name="Text_20_body"><text:tab/>Usuário privado</text:p>
      <text:h text:style-name="Heading_20_2" text:outline-level="2">Pré-Condições:</text:h>
      <text:p text:style-name="Text_20_body"><text:tab/>1 - O usuário deve estar cadastrado no sistema.</text:p>
      <text:p text:style-name="Text_20_body"><text:tab/>2 - O usuário deve estar logado no sistema.</text:p>
      <text:p text:style-name="Text_20_body"><text:tab/>3 - O objeto a ser avaliado deve estar cadastrado no sistema. Os temas a serem a valiados <text:tab/> <text:s text:c="4"/>podem ser:</text:p>
      <text:p text:style-name="Text_20_body"><text:tab/><text:tab/>Ponto Turístico;</text:p>
      <text:p text:style-name="Text_20_body"><text:tab/><text:tab/>Estabelecimento;</text:p>
      <text:p text:style-name="Text_20_body"><text:tab/><text:tab/>Evento;</text:p>
      <text:p text:style-name="Text_20_body"><text:tab/></text:p>
      <text:h text:style-name="Heading_20_2" text:outline-level="2">Fluxo Principal[Avaliar]:</text:h>
      <text:p text:style-name="Text_20_body"><text:tab/>1 - No tema desejado o sistema apresenta todas as avaliações cadastradas. [A.1 – Excluir][A.2 – Detalhar]</text:p>
      <text:p text:style-name="Text_20_body"><text:tab/>2 - O viajante seleciona a opção de avaliar.</text:p>
      <text:p text:style-name="Text_20_body"><text:tab/>3 - O sistema exibe a tela com o formulário para o cadastro da avaliação.</text:p>
      <text:p text:style-name="Text_20_body"><text:tab/>4 - O viajante preenche a avaliação e clica em salvar. [E.1]</text:p>
      <text:p text:style-name="Text_20_body"><text:tab/>5 - O sistema exibe os dados do objeto que teve a avaliação atribuída e mostra todas as avaliações relacionadas.</text:p>
      <text:h text:style-name="Heading_20_2" text:outline-level="2">Fluxos Alternativos:</text:h>
      <text:p text:style-name="Standard"><text:tab/>A.1 [Excluir]</text:p>
      <text:p text:style-name="Text_20_body"><text:tab/><text:tab/>1 – O usuário clica na opção excluir avaliação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a avaliação e lista todas as avaliações do objeto.</text:p>
      <text:p text:style-name="Text_20_body"><text:tab/>A.2 [Detalhar]</text:p>
      <text:p text:style-name="Text_20_body"><text:tab/><text:tab/>1 – O usuário clica em ler mais.</text:p>
      <text:p text:style-name="Text_20_body"><text:tab/><text:tab/>2 – O sistema apresenta em detalhes as avaliações do tema.</text:p>
      <text:h text:style-name="Heading_20_2" text:outline-level="2"><text:soft-page-break/>Fluxos de exceção:</text:h>
      <text:p text:style-name="Text_20_body"><text:tab/>E.1 [Campos obrigatórios não preenchidos]</text:p>
      <text:p text:style-name="Text_20_body"><text:tab/><text:tab/>1 – O sistema não salva a avaliação, volta para o formulário e informa que os campos obrigatórios devem ser preenchi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42:38</meta:creation-date>
    <dc:date>2009-09-17T21:20:01</dc:date>
    <meta:editing-duration>PT00H39M18S</meta:editing-duration>
    <meta:editing-cycles>16</meta:editing-cycles>
    <meta:generator>OpenOffice.org/3.0$Unix OpenOffice.org_project/300m15$Build-9379</meta:generator>
    <meta:document-statistic meta:table-count="0" meta:image-count="0" meta:object-count="0" meta:page-count="2" meta:paragraph-count="31" meta:word-count="231" meta:character-count="1328"/>
    <meta:user-defined meta:name="Informações 1"/>
    <meta:user-defined meta:name="Informações 2"/>
    <meta:user-defined meta:name="Informações 3"/>
    <meta:user-defined meta:name="Informações 4"/>
  </office:meta>
</office:document-meta>
</file>